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media-type="" manifest:full-path="Pictures/"/>
  <manifest:file-entry manifest:media-type="image/jpeg" manifest:full-path="Pictures/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Bitstream Vera Serif" svg:font-family="Bitstream Vera Serif"/>
  </office:font-face-decls>
  <office:automatic-styles>
    <style:style style:family="text" style:name="T1">
      <style:text-properties fo:color="#000000" style:font-name="Bitstream Vera Serif" fo:font-size="12pt" fo:language="en" fo:country="US" fo:font-weight="bold"/>
    </style:style>
    <style:style style:family="text" style:name="T2">
      <style:text-properties fo:color="#000000" style:font-name="Bitstream Vera Serif" fo:font-size="12pt" fo:language="en" fo:country="US" fo:font-weight="normal"/>
    </style:style>
    <style:style style:family="paragraph" style:name="P2" style:parent-style-name="Standard">
      <style:paragraph-properties fo:text-align="left" style:writing-mode="lr"/>
    </style:style>
    <style:style style:family="paragraph" style:name="P1" style:parent-style-name="Standard">
      <style:paragraph-properties fo:text-align="left" style:writing-mode="lr"/>
      <style:text-properties style:font-name="Liberation Serif" fo:font-size="12pt" fo:language="en" fo:country="US" fo:font-weight="normal"/>
    </style:style>
    <style:style style:family="section" style:name="Sect1"/>
    <style:style style:family="graphic" style:name="graphic1" style:parent-style-name="Graphics">
      <style:graphic-properties style:wrap="run-through" style:run-through="foreground" style:vertical-pos="top" style:vertical-rel="baseline"/>
    </style:style>
    <style:page-layout style:name="PLayout2">
      <style:page-layout-properties fo:margin-top="2cm" fo:margin-bottom="2cm" fo:margin-left="2cm" fo:margin-right="2cm"/>
    </style:page-layout>
    <style:page-layout style:name="Standard">
      <style:page-layout-properties fo:margin-top="2cm" fo:margin-bottom="2cm" fo:margin-left="2cm" fo:margin-right="2cm"/>
    </style:page-layout>
  </office:automatic-styles>
  <office:body>
    <office:text>
      <text:section text:style-name="Sect1" text:name="Section1">
        <text:p text:style-name="Standard">Version 3.0</text:p>
        <text:p text:style-name="Author">Max Habryka (lassulus@gmail.com)</text:p>
        <text:p text:style-name="Standard"><text:span text:style-name="T1">Felix Richter (felix.richter@syntax-fehler.de)</text:span></text:p>
        <text:p text:style-name="Copyright">Creative Commons</text:p>
        <text:p text:style-name="Legalnotice">Dieser Vortrag ist veroeffentlicht unter der Creative Commons Lizenz</text:p>
        <text:p text:style-name="Abstract">﻿</text:p>
        <text:p text:style-name="Abstract">Der Vortrag soll die  Moeglichkeiten von aktuellen OpenWRT-faehigen Routerplattformen im  Bereich Security- und Penetration Testing am Beispiel des TP-Link WR703n vorstellen. Vorgestellt werden auf der Plattform verschiedene Arten von Angriffen auf Wireless-Netzwerke, sowie die  Funktionalitaet als Rogue Access Point in Penetration Tests und als Video und Audio Wanze.</text:p>
        <text:p text:style-name="Heading 1">﻿Die Plattform WR703n</text:p>
        <text:p text:style-name="Text body"><draw:frame text:anchor-type="as-char" draw:z-index="0" draw:style-name="graphic1" svg:width="3.3931in" svg:height="2.3764in"><draw:image xlink:href="Pictures/1" xlink:type="simple" xlink:show="embed" xlink:actuate="onLoad"/></draw:frame></text:p>
        <text:p text:style-name="P1">Der TP-Link WR703n ist ein kostenguenstiger Router der sich schon fuer ca 20 Euro importieren laesst. Er besitzt einen USB-Anschluss, welcher urspruenglich dafuer gedacht war ein UMTS-Modem anzuschliessen. <text:s/>Da er OpenWRT kompatibel ist, kann man viel alternative Software auf dem Router benutzen und der USB-Anschluss bietet quasi endlose Expansionsmoeglichkeiten.</text:p>
        <text:p text:style-name="P2">- Technische Stats (400mhz,32mb ram,4mb flash, usb2.0)</text:p>
        <text:p text:style-name="P2">Wir wollen zeigen wie man den WR703n travel-router als Pen-Testing Device mit verschiedenen Anwendungszwecken verwenden kann.</text:p>
        <text:p text:style-name="P2"/>
        <text:p text:style-name="Heading 2">﻿Wifi Penetration Testing </text:p>
        <text:p text:style-name="Standard">﻿</text:p>
        <text:p text:style-name="Normal">In der urspruenglichen Form des lokalen Penetration Tests ist ein integraler Bestandteil die physikalische Anwesenheit eines Penetration Testers. </text:p>
        <text:p text:style-name="Normal">Das besondere am WR703n ist seine kostenguenstiger Einsatz und dadurch die Moeglichkeit ihn mit einem Akku irgendwo zu platzieren und so den Angriff auszufuehren ohne physikalisch vor Ort zu sein. Diese Nutzung eines WR703 als "Dropbox" minimiert sowohl die monetaere als auch rechtliche Gefahr beim Pen-Testing. Der Vortrag zeigt verschiedene Arten von Angriffen auf Wireless-Netzwerke, sowie die Funktionalitaet als Rogue Access Point in Penetration Tests, sowie als Video und Audio Wanze.</text:p>
        <text:p text:style-name="Normal"/>
        <text:p text:style-name="Question">FAQ:</text:p>
        <text:p text:style-name="Standard">Wie kann ich meinen eigenen Minikrebs flashen?</text:p>
        <text:p text:style-name="Standard"><text:tab/>...</text:p>
        <text:p text:style-name="Standard"/>
        <text:p text:style-name="Preformatted Text">﻿</text:p>
        <text:p text:style-name="Normal">Krebs Metaprojekt </text:p>
        <text:p text:style-name="Normal"> <text:s text:c="3"/>-Was ist Krebs?</text:p>
        <text:p text:style-name="Normal">    -Retiolum (vermaschtes Tinc-VPN von Krebs)</text:p>
        <text:p text:style-name="Normal">-WR703N</text:p>
        <text:p text:style-name="Normal">    -Hardware (was kann die Hardware, worauf muss man achten)</text:p>
        <text:p text:style-name="Normal">    -Zubehoer (z.b. USB-Storage, UMTS, Webcam, Batterie)</text:p>
        <text:p text:style-name="Normal">    -Software (Openwrt, aap-script, wotan.cc Easybox-hack)</text:p>
        <text:p text:style-name="Normal">-Use-cases</text:p>
        <text:p text:style-name="Normal">    -MITM (Minikrebs fuer Man-In-The-Middle Angriffe z.b. irgendwo liegen </text:p>
        <text:p text:style-name="Normal"><text:tab/>lassen)</text:p>
        <text:p text:style-name="Normal">    -Tools fuer MITM (aircrack-ng, iptables,dnsmasq, SSL_MITM)</text:p>
        <text:p text:style-name="Normal">        -Beispiel Rickroller</text:p>
        <text:p text:style-name="Normal">    -Cracking Wireless/Autoconnecting Wireless</text:p>
        <text:p text:style-name="Normal">            - aap + easybox_hack</text:p>
        <text:p text:style-name="Normal">            </text:p>
        <text:p text:style-name="Normal">-Future plans</text:p>
        <text:p text:style-name="Normal">        -Remote Cracking (berechnen von WEP/WPA schluessen auf entfernten <text:s/></text:p>
        <text:p text:style-name="Normal"><text:tab/>Rechnern)</text:p>
        <text:p text:style-name="Normal">    <text:s text:c="3"/>-Ueberwachung (Router mit Webcam oder Mikrofon als Wanze benutzen.</text:p>
        <text:p text:style-name="Normal"><text:span text:style-name="T2"> <text:s text:c="7"/>- reaver</text:span></text:p>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Bitstream Vera Sans Mono" svg:font-family="Bitstream Vera Sans Mono"/>
    <style:font-face style:name="Liberation Serif" svg:font-family="Liberation Serif"/>
    <style:font-face style:name="Bitstream Vera Sans" svg:font-family="Bitstream Vera Sans"/>
  </office:font-face-decls>
  <office:styles>
    <style:default-style style:family="paragraph">
      <style:paragraph-properties style:tab-stop-distance="1.251cm"/>
    </style:default-style>
    <style:style style:family="text" style:name="Reference_text" style:next-style-name="Reference_text">
      <style:text-properties fo:font-size="10pt"/>
    </style:style>
    <style:style style:family="text" style:name="Reference">
      <style:text-properties fo:font-size="10pt"/>
    </style:style>
    <style:style style:family="paragraph" style:name="Heading" style:parent-style-name="Standard" style:next-style-name="Text body">
      <style:paragraph-properties fo:margin-top="1cm" fo:margin-bottom="0.499cm" fo:keep-with-next="always"/>
      <style:text-properties fo:color="#000080" style:font-name="Bitstream Vera Sans" fo:font-size="14pt"/>
    </style:style>
    <style:style style:family="paragraph" style:name="Quotations" style:parent-style-name="Standard" style:next-style-name="Quotations">
      <style:paragraph-properties fo:text-indent="0cm" fo:margin-left="1cm" fo:margin-right="1cm" fo:margin-top="0cm" fo:margin-bottom="0.499cm"/>
      <style:text-properties style:font-name="Bitstream Vera Sans" fo:font-style="italic"/>
    </style:style>
    <style:style style:family="paragraph" style:name="Abstract" style:parent-style-name="Standard" style:next-style-name="Standard">
      <style:text-properties fo:font-style="italic"/>
    </style:style>
    <style:style style:family="paragraph" style:name="Copyright" style:parent-style-name="Standard" style:next-style-name="Standard">
      <style:text-properties fo:font-weight="bold"/>
    </style:style>
    <style:style style:family="paragraph" style:name="Attribution" style:parent-style-name="Standard" style:next-style-name="Standard">
      <style:paragraph-properties fo:text-align="end" fo:text-indent="0cm" fo:margin-left="1cm" fo:margin-right="0cm"/>
      <style:text-properties fo:font-weight="bold"/>
    </style:style>
    <style:style style:family="paragraph" style:name="Numbering 1" style:parent-style-name="Text body" style:next-style-name="Numbering 1">
      <style:paragraph-properties fo:text-indent="-0.499cm" fo:margin-left="0.499cm" fo:margin-right="0cm" fo:margin-top="0cm" fo:margin-bottom="0.212cm"/>
    </style:style>
    <style:style style:family="paragraph" style:name="Nopline" style:parent-style-name="Standard" style:next-style-name="Nopline">
      <style:paragraph-properties fo:margin-top="0cm" fo:margin-bottom="0cm"/>
    </style:style>
    <style:style style:family="paragraph" style:name="Text body" style:parent-style-name="Standard" style:next-style-name="Text body">
      <style:paragraph-properties fo:margin-top="0cm" fo:margin-bottom="0.212cm"/>
    </style:style>
    <style:style style:family="paragraph" style:name="Author" style:parent-style-name="Standard" style:next-style-name="Standard">
      <style:text-properties fo:font-weight="bold"/>
    </style:style>
    <style:style style:family="paragraph" style:name="Normal"/>
    <style:style style:family="paragraph" style:name="Preformatted Text" style:parent-style-name="Standard" style:next-style-name="Preformatted Text">
      <style:paragraph-properties fo:margin-top="0cm" fo:margin-bottom="0cm"/>
      <style:text-properties style:font-name="Bitstream Vera Sans Mono" fo:font-size="12pt"/>
    </style:style>
    <style:style style:family="paragraph" style:name="Caption" style:parent-style-name="Standard" style:next-style-name="Caption">
      <style:paragraph-properties fo:margin-top="0.212cm" fo:margin-bottom="0.212cm"/>
      <style:text-properties fo:font-size="10pt" fo:font-style="italic"/>
    </style:style>
    <style:style style:family="paragraph" style:name="Contents 1" style:parent-style-name="Standard" style:next-style-name="Contents 1">
      <style:paragraph-properties fo:text-indent="0cm" fo:margin-left="0cm" fo:margin-right="0cm">
        <style:tab-stops>
          <style:tab-stop style:type="right" style:position="6.691667in" style:leader-style="dotted" style:leader-text="."/>
        </style:tab-stops>
      </style:paragraph-properties>
    </style:style>
    <style:style style:family="paragraph" style:name="Quote" style:parent-style-name="Standard" style:next-style-name="Attribution">
      <style:paragraph-properties fo:text-indent="0cm" fo:margin-left="1cm" fo:margin-right="0cm"/>
      <style:text-properties fo:font-style="italic"/>
    </style:style>
    <style:style style:family="paragraph" style:name="Heading 1" style:parent-style-name="Heading" style:next-style-name="Text body">
      <style:paragraph-properties fo:margin-top="1cm" fo:margin-bottom="0.499cm"/>
      <style:text-properties fo:color="#000080" fo:font-size="18pt" fo:font-weight="bold"/>
    </style:style>
    <style:style style:family="paragraph" style:name="Heading 2" style:parent-style-name="Heading" style:next-style-name="Text body">
      <style:text-properties fo:font-size="16pt" fo:font-weight="bold"/>
    </style:style>
    <style:style style:family="paragraph" style:name="Heading 3" style:parent-style-name="Heading" style:next-style-name="Text body">
      <style:text-properties fo:font-size="14pt" fo:font-weight="bold"/>
    </style:style>
    <style:style style:family="paragraph" style:name="Heading 4" style:parent-style-name="Heading" style:next-style-name="Text body">
      <style:text-properties fo:font-size="12pt" fo:font-weight="bold"/>
    </style:style>
    <style:style style:family="paragraph" style:name="Indented" style:parent-style-name="Standard" style:next-style-name="Standard">
      <style:paragraph-properties fo:text-indent="0cm" fo:margin-left="1cm" fo:margin-right="0cm"/>
      <style:text-properties style:font-name="Bitstream Vera Sans" fo:font-weight="normal"/>
    </style:style>
    <style:style style:family="paragraph" style:name="Question" style:parent-style-name="Standard" style:next-style-name="Standard">
      <style:text-properties fo:font-style="italic" fo:font-weight="bold"/>
    </style:style>
    <style:style style:family="paragraph" style:name="Standard" style:next-style-name="Standard">
      <style:paragraph-properties fo:text-indent="0cm" fo:margin-left="0cm" fo:margin-right="0cm" fo:margin-top="0.499cm" fo:margin-bottom="0.499cm"/>
      <style:text-properties style:font-name="Bitstream Vera Sans"/>
    </style:style>
    <style:style style:family="paragraph" style:name="Legalnotice" style:parent-style-name="Standard" style:next-style-name="Standard">
      <style:text-properties fo:font-weight="bold"/>
    </style:style>
    <style:style style:family="graphic" style:name="Graphics"/>
  </office:styles>
  <office:automatic-styles>
    <style:page-layout style:name="Standard">
      <style:page-layout-properties fo:page-width="8.267717in" fo:page-height="11.692913in" style:print-orientation="portrait" fo:margin-top="2cm" fo:margin-bottom="2cm" fo:margin-left="2cm" fo:margin-right="2cm"/>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2.8.6 (unix, gtk)</meta:generator>
    <meta:initial-creator>Michael Kleinhenz</meta:initial-creator>
    <dc:creator>Michael Kleinhenz</dc:creator>
    <meta:creation-date>2003-12-06T20:16:47</meta:creation-date>
    <dc:date>2003-12-14T15:13:57</dc:date>
    <dc:language>de-DE</dc:language>
  </office:meta>
</office:document-meta>
</file>